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2" style:family="paragraph" style:parent-style-name="Heading_20_4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7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9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2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3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4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5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6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7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8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tyle="italic"/>
    </style:style>
    <style:style style:name="P20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2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3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4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5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6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7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8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29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0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1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32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3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4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5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6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7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8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9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1" style:family="paragraph" style:parent-style-name="Text_20_body">
      <style:paragraph-properties fo:margin-left="0in" fo:margin-right="0in" fo:margin-top="0in" fo:margin-bottom="0.0972in" style:contextual-spacing="false" fo:line-height="114%" fo:text-align="center" style:justify-single-word="false" fo:text-indent="0in" style:auto-text-indent="false"/>
    </style:style>
    <style:style style:name="P42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ize="12pt" fo:background-color="transparent" loext:char-shading-value="0"/>
    </style:style>
    <style:style style:name="T5" style:family="text">
      <style:text-properties style:font-name="Google Sans Text" fo:font-style="italic"/>
    </style:style>
    <style:style style:name="T6" style:family="text">
      <style:text-properties fo:font-style="italic"/>
    </style:style>
    <style:style style:name="T7" style:family="text">
      <style:text-properties fo:font-size="12pt" fo:background-color="transparent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5faf6b3808aa21b3">
        <text:p text:style-name="P41"><text:span text:style-name="T3">"Fortress Wealth Engine"</text:span></text:p>
        <text:h text:style-name="P1" text:outline-level="3">System Architecture Overview</text:h>
        <text:p text:style-name="P3">To handle portfolios with high precision, we cannot rely on simple rules. We need a <text:span text:style-name="T1">Hybrid-AI Core</text:span>:</text:p>
        <text:list text:style-name="L1">
          <text:list-item>
            <text:p text:style-name="P5"><text:span text:style-name="T1">Deterministic Engine (The Safety):</text:span> Hard mathematical rules for Bonds and fixed income (calculating Yield-to-Maturity, Post-Tax Returns).</text:p>
          </text:list-item>
          <text:list-item>
            <text:p text:style-name="P5"><text:span text:style-name="T1">Probabilistic Engine (The Growth):</text:span> AI/ML models for Stocks and Commodities (predicting volatility, sentiment, and trends).</text:p>
          </text:list-item>
        </text:list>
        <text:h text:style-name="P1" text:outline-level="3">The 5 Core Modules (MVP Definition)</text:h>
        <text:p text:style-name="P3">Here are the top 5 essential modules to build this system, prioritized for value and security.</text:p>
        <text:h text:style-name="P2" text:outline-level="4">Module 1: The "Wealth Architect" (Allocation Engine)</text:h>
        <text:p text:style-name="P19">This is the brain. It takes the user's input (₹1 Cr, 1.5L return/year, 5-year horizon) and determines the "Perfect Split."</text:p>
        <text:list text:style-name="L2">
          <text:list-item>
            <text:p text:style-name="P6"><text:span text:style-name="T1">Logic:</text:span> Uses <text:span text:style-name="T1">Modern Portfolio Theory (MPT)</text:span> optimized for Indian Inflation. It doesn't just guess; it solves an equation.</text:p>
          </text:list-item>
          <text:list-item>
            <text:p text:style-name="P20">The 5 Risk Profiles (Hardcoded Logic for MVP):</text:p>
            <text:list>
              <text:list-item>
                <text:p text:style-name="P6"><text:span text:style-name="T1">Most Secure (The Fortress):</text:span> 90% G-Sec/SDL Bonds, 10% Gold. (Goal: Capital Preservation).</text:p>
              </text:list-item>
              <text:list-item>
                <text:p text:style-name="P6"><text:span text:style-name="T1">Secure:</text:span> 70% AAA Corporate/PSU Bonds, 20% Blue-Chip Stocks, 10% REITS.</text:p>
              </text:list-item>
              <text:list-item>
                <text:p text:style-name="P6"><text:span text:style-name="T1">Moderate:</text:span> 40% Bonds, 40% Large/Mid-Cap Stocks, 20% Gold/Commodities.</text:p>
              </text:list-item>
              <text:list-item>
                <text:p text:style-name="P6"><text:span text:style-name="T1">Risk:</text:span> 20% Bonds, 60% Mid/Small Stocks, 20% Forex/Alt-Assets.</text:p>
              </text:list-item>
              <text:list-item>
                <text:p text:style-name="P6"><text:span text:style-name="T1">High Risk (Alpha Hunter):</text:span> 10% Cash, 70% Small-Cap/Momentum Stocks, 20% Crypto/Forex.</text:p>
              </text:list-item>
            </text:list>
          </text:list-item>
          <text:list-item>
            <text:p text:style-name="P32"><text:span text:style-name="T3">Tech Stack:</text:span><text:span text:style-name="T2"> Python (NumPy, SciPy), </text:span><text:span text:style-name="Source_20_Text"><text:span text:style-name="T2">PyPortfolioOpt</text:span></text:span><text:span text:style-name="T2"> library (industry standard for mean-variance optimization).</text:span></text:p>
          </text:list-item>
          <text:list-item>
            <text:p text:style-name="P20">MVP Feature:</text:p>
            <text:list>
              <text:list-item>
                <text:p text:style-name="P6">Input: "I have ₹1 Cr, need ₹1.5L/year, Keep it Level 1 (Secure)."</text:p>
              </text:list-item>
              <text:list-item>
                <text:p text:style-name="P6"><text:soft-page-break/>System Calculation: ₹1.5L/year is 1.5% return. This is trivial. The system effectively finds the safest assets that yield <text:span text:style-name="T6">at least</text:span> this + inflation.</text:p>
              </text:list-item>
              <text:list-item>
                <text:p text:style-name="P6">Output: "Allocating ₹90L to G-Secs (7.2% yield) and ₹10L to Gold. Total Projected Return: ₹7.4L/year (Exceeds target safely)."</text:p>
              </text:list-item>
            </text:list>
          </text:list-item>
        </text:list>
        <text:h text:style-name="P2" text:outline-level="4">Module 2: The "Bond &amp; Fixed Income Scanner" (Safety Layer)</text:h>
        <text:p text:style-name="P19">Deeply analyzes the Indian Debt Market as per your request.</text:p>
        <text:list text:style-name="L3">
          <text:list-item>
            <text:p text:style-name="P7"><text:span text:style-name="T1">Data Sources (MVP):</text:span> Since real-time bond data is expensive, scrape data from <text:span text:style-name="T1">CCIL (Clearing Corporation of India)</text:span> or use RBI public releases for G-Sec yields. For Corporate bonds, scrape trusted financial news aggregators.</text:p>
          </text:list-item>
          <text:list-item>
            <text:p text:style-name="P21">The Algorithm:</text:p>
            <text:list>
              <text:list-item>
                <text:p text:style-name="P7"><text:span text:style-name="T1">G-Secs/SDLs:</text:span> Calculate Real Yield (Yield - Inflation).</text:p>
              </text:list-item>
              <text:list-item>
                <text:p text:style-name="P7"><text:span text:style-name="T1">Corporate/PSU:</text:span> Check Credit Rating (AAA, AA+) and "spread" over G-Secs. If a Corporate Bond pays less than a G-Sec, the AI rejects it (Reward &lt; Risk).</text:p>
              </text:list-item>
            </text:list>
          </text:list-item>
          <text:list-item>
            <text:p text:style-name="P7"><text:span text:style-name="T1">Security Feature:</text:span> <text:span text:style-name="T1">"Default Risk Checker."</text:span></text:p>
            <text:list>
              <text:list-item>
                <text:p text:style-name="P7">If a PSU Bond (e.g., REC) is selected, the system pulls the last 3 years of financial reports (simulated or scraped) and checks the <text:span text:style-name="T1">Debt-to-Equity Ratio</text:span>.</text:p>
              </text:list-item>
            </text:list>
          </text:list-item>
          <text:list-item>
            <text:p text:style-name="P33"><text:span text:style-name="T3">Tech:</text:span><text:span text:style-name="T2"> Python </text:span><text:span text:style-name="Source_20_Text"><text:span text:style-name="T2">pandas</text:span></text:span><text:span text:style-name="T2"> for data crunching, </text:span><text:span text:style-name="Source_20_Text"><text:span text:style-name="T2">BeautifulSoup</text:span></text:span><text:span text:style-name="T2"> for scraping yields.</text:span></text:p>
          </text:list-item>
        </text:list>
        <text:h text:style-name="P2" text:outline-level="4">Module 3: The "Equity Intelligence" (Stock Selector)</text:h>
        <text:p text:style-name="P19">Upgrading your existing Stock module to handle Cap-size and Industry logic.</text:p>
        <text:list text:style-name="L4">
          <text:list-item>
            <text:p text:style-name="P22">Step 1: Macro-Filter (Industry):</text:p>
            <text:list>
              <text:list-item>
                <text:p text:style-name="P8">The AI scans sectors (Auto, Pharma, IT). It uses <text:span text:style-name="T1">Sector Rotation Theory</text:span> (e.g., "In high inflation, buy Energy/FMCG").</text:p>
              </text:list-item>
            </text:list>
          </text:list-item>
          <text:list-item>
            <text:p text:style-name="P22">Step 2: Micro-Filter (Stock Picking):</text:p>
            <text:list>
              <text:list-item>
                <text:p text:style-name="P8"><text:span text:style-name="T1">Blue Chip:</text:span> Filters for Market Cap &gt; ₹20,000Cr, Dividend Yield &gt; 1%, Beta &lt; 1.</text:p>
              </text:list-item>
              <text:list-item>
                <text:p text:style-name="P8"><text:span text:style-name="T1">Mid/Small Cap:</text:span> Filters for high Revenue Growth (&gt;15% YoY).</text:p>
              </text:list-item>
            </text:list>
          </text:list-item>
          <text:list-item>
            <text:p text:style-name="P22">Step 3: AI Validation (Sentiment):</text:p>
            <text:list>
              <text:list-item>
                <text:p text:style-name="P8">Uses your <text:span text:style-name="T1">FinBERT</text:span> module <text:span text:style-name="T7">1111</text:span> to ensure no negative news exists for the selected stock.</text:p>
              </text:list-item>
            </text:list>
          </text:list-item>
          <text:list-item>
            <text:p text:style-name="P8"><text:soft-page-break/><text:span text:style-name="T1">MVP Feature:</text:span> A "Stock Screener" that accepts the user's allocated equity budget and returns a list of 5-10 stocks fitting their risk profile.</text:p>
          </text:list-item>
        </text:list>
        <text:h text:style-name="P2" text:outline-level="4">Module 4: The "Deep Horizon" Simulator (Forecasting)</text:h>
        <text:p text:style-name="P19">Validates if the user's goal is mathematically possible.</text:p>
        <text:list text:style-name="L5">
          <text:list-item>
            <text:p text:style-name="P9"><text:span text:style-name="T1">Function:</text:span> Before the user invests, run a <text:span text:style-name="T1">Monte Carlo Simulation</text:span><text:span text:style-name="T7">2</text:span>.</text:p>
          </text:list-item>
          <text:list-item>
            <text:p text:style-name="P23">Scenario Testing:</text:p>
            <text:list>
              <text:list-item>
                <text:p text:style-name="P9">"What if another COVID happens?" (Crash Market by 30%).</text:p>
              </text:list-item>
              <text:list-item>
                <text:p text:style-name="P9">"What if Inflation hits 8%?"</text:p>
              </text:list-item>
            </text:list>
          </text:list-item>
          <text:list-item>
            <text:p text:style-name="P9"><text:span text:style-name="T1">Output:</text:span> A simple "Success Probability" score.</text:p>
            <text:list>
              <text:list-item>
                <text:p text:style-name="P9"><text:span text:style-name="T6">Example:</text:span> "With your request for ₹1.5L/year on ₹1 Cr, you have a <text:span text:style-name="T1">99.9% Success Probability</text:span> in 'Most Secure' mode."</text:p>
              </text:list-item>
            </text:list>
          </text:list-item>
          <text:list-item>
            <text:p text:style-name="P34"><text:span text:style-name="T3">Tech:</text:span><text:span text:style-name="T2"> Python (NumPy), plotting with </text:span><text:span text:style-name="Source_20_Text"><text:span text:style-name="T2">Matplotlib</text:span></text:span><text:span text:style-name="T2"> or sending JSON data to the Frontend (Recharts/D3.js).</text:span></text:p>
          </text:list-item>
        </text:list>
        <text:h text:style-name="P2" text:outline-level="4">Module 5: The "Secure Vault" Dashboard &amp; Workflow</text:h>
        <text:p text:style-name="P19">The User Interface where the magic happens.</text:p>
        <text:list text:style-name="L6">
          <text:list-item>
            <text:p text:style-name="P24">Workflow:</text:p>
            <text:list>
              <text:list-item>
                <text:p text:style-name="P10"><text:span text:style-name="T1">Onboarding:</text:span> User selects Risk Level (1-5), Capital, and Horizon.</text:p>
              </text:list-item>
              <text:list-item>
                <text:p text:style-name="P10"><text:span text:style-name="T1">Proposal:</text:span> System generates a PDF/Web View of the "Wealth Plan" (e.g., "Buy these 3 Bonds, these 5 Stocks").</text:p>
              </text:list-item>
              <text:list-item>
                <text:p text:style-name="P10"><text:span text:style-name="T1">Execution (MVP):</text:span> Since we cannot auto-trade legally without a license, we provide <text:span text:style-name="T1">"One-Click Instructions."</text:span></text:p>
                <text:list>
                  <text:list-item>
                    <text:p text:style-name="P10"><text:span text:style-name="T6">Display:</text:span> "Login to Zerodha/Upstox. Search 'NHAI N5'. Buy 500 Qty."</text:p>
                  </text:list-item>
                </text:list>
              </text:list-item>
              <text:list-item>
                <text:p text:style-name="P10"><text:span text:style-name="T1">Monitoring:</text:span> The dashboard tracks the <text:span text:style-name="T6">net worth</text:span> and <text:span text:style-name="T6">income generated</text:span> vs the Target.</text:p>
              </text:list-item>
            </text:list>
          </text:list-item>
          <text:list-item>
            <text:p text:style-name="P10"><text:span text:style-name="T1">Tech:</text:span> Next.js + Tailwind (from your file <text:span text:style-name="T7">3</text:span>), PostgreSQL for user data<text:span text:style-name="T7">4</text:span>.</text:p>
          </text:list-item>
        </text:list>
        <text:p text:style-name="Horizontal_20_Line"/>
        <text:h text:style-name="P1" text:outline-level="3">Technical Deep Dive: High Security &amp; Accuracy</text:h>
        <text:p text:style-name="P3">Since this involves money, "Accuracy" and "Security" are the top priority.</text:p>
        <text:h text:style-name="P2" text:outline-level="4">1. Data Accuracy Strategy (The "Oracle" Pattern)</text:h>
        <text:p text:style-name="P3">We cannot trust a single data source.</text:p>
        <text:list text:style-name="L7">
          <text:list-item>
            <text:p text:style-name="P35"><text:soft-page-break/><text:span text:style-name="T3">Triangulation:</text:span><text:span text:style-name="T2"> For stock prices, fetch data from </text:span><text:span text:style-name="Source_20_Text"><text:span text:style-name="T2">yfinance</text:span></text:span><text:span text:style-name="T2"> </text:span><text:span text:style-name="T4">5</text:span><text:span text:style-name="T2"> AND a secondary free source (e.g., Google Finance scraper). If they differ by &gt;1%, flag the data as "Unreliable" and do not display it.</text:span></text:p>
          </text:list-item>
          <text:list-item>
            <text:p text:style-name="P35"><text:span text:style-name="T3">Bond Math:</text:span><text:span text:style-name="T2"> Do not use APIs for yield calculations. Fetch the </text:span><text:span text:style-name="T5">Price</text:span><text:span text:style-name="T2"> and </text:span><text:span text:style-name="T5">Coupon Rate</text:span><text:span text:style-name="T2">, then calculate Yield-to-Maturity (YTM) locally in Python using </text:span><text:span text:style-name="Source_20_Text"><text:span text:style-name="T2">scipy.optimize.newton</text:span></text:span><text:span text:style-name="T2">. This ensures the math is 100% correct regardless of external display errors.</text:span></text:p>
          </text:list-item>
        </text:list>
        <text:h text:style-name="P2" text:outline-level="4">2. Security Architecture</text:h>
        <text:list text:style-name="L8">
          <text:list-item>
            <text:p text:style-name="P25">Zero-Trust Database:</text:p>
            <text:list>
              <text:list-item>
                <text:p text:style-name="P11">User financial data (Net Worth, Holdings) is encrypted at rest in PostgreSQL using AES-256.</text:p>
              </text:list-item>
              <text:list-item>
                <text:p text:style-name="P11">Even you (the admin) cannot read their portfolio value without their private key (in a real production app). For MVP, standard hashing and ENV variable protection is sufficient.</text:p>
              </text:list-item>
            </text:list>
          </text:list-item>
          <text:list-item>
            <text:p text:style-name="P11"><text:span text:style-name="T1">Sanitized Inputs:</text:span> All inputs (Risk Level, Capital Amount) pass through strict Pydantic models in FastAPI <text:span text:style-name="T7">6</text:span> to prevent injection attacks.</text:p>
          </text:list-item>
        </text:list>
        <text:p text:style-name="Horizontal_20_Line"/>
        <text:h text:style-name="P1" text:outline-level="3">MVP Working Flow (User Journey)</text:h>
        <text:list text:style-name="L9">
          <text:list-item>
            <text:p text:style-name="P12"><text:span text:style-name="T1">Login:</text:span> User logs in via secure Auth<text:span text:style-name="T7">7</text:span>.</text:p>
          </text:list-item>
          <text:list-item>
            <text:p text:style-name="P26">The "Interview":</text:p>
            <text:list>
              <text:list-item>
                <text:p text:style-name="P12"><text:span text:style-name="T6">Q: Capital?</text:span> -&gt; A: ₹10,000,000 (1 Cr).</text:p>
              </text:list-item>
              <text:list-item>
                <text:p text:style-name="P12"><text:span text:style-name="T6">Q: Goal?</text:span> -&gt; A: ₹150,000 / year (Passive Income).</text:p>
              </text:list-item>
              <text:list-item>
                <text:p text:style-name="P12"><text:span text:style-name="T6">Q: Risk Tolerance?</text:span> -&gt; A: Level 1 (Most Secure).</text:p>
              </text:list-item>
              <text:list-item>
                <text:p text:style-name="P12"><text:span text:style-name="T6">Q: Time Horizon?</text:span> -&gt; A: 5 Years.</text:p>
              </text:list-item>
            </text:list>
          </text:list-item>
          <text:list-item>
            <text:p text:style-name="P26">Engine Processing:</text:p>
            <text:list>
              <text:list-item>
                <text:p text:style-name="P12">System calculates required yield: 1.5%.</text:p>
              </text:list-item>
              <text:list-item>
                <text:p text:style-name="P12">System scans G-Secs (Current Yield ~7.1%).</text:p>
              </text:list-item>
              <text:list-item>
                <text:p text:style-name="P12">System Logic: "Target is very low. Risk is minimized. 100% Allocation to High-Safety Bonds suggested to avoid Equity volatility."</text:p>
              </text:list-item>
            </text:list>
          </text:list-item>
          <text:list-item>
            <text:p text:style-name="P26">The Proposal Page:</text:p>
            <text:list>
              <text:list-item>
                <text:p text:style-name="P12"><text:span text:style-name="T1">Headline:</text:span> "Strategy: The Iron Fortress"</text:p>
              </text:list-item>
              <text:list-item>
                <text:p text:style-name="P26"><text:soft-page-break/>Allocation:</text:p>
                <text:list>
                  <text:list-item>
                    <text:p text:style-name="P12"><text:span text:style-name="T1">90%</text:span>: GOI Bond 2030 (Yield 7.2%) - Secure sovereign backing.</text:p>
                  </text:list-item>
                  <text:list-item>
                    <text:p text:style-name="P12"><text:span text:style-name="T1">10%</text:span>: SGB (Sovereign Gold Bond) - Hedge against currency devaluation.</text:p>
                  </text:list-item>
                </text:list>
              </text:list-item>
              <text:list-item>
                <text:p text:style-name="P12"><text:span text:style-name="T1">Projected Income:</text:span> ₹720,000 / year (Far exceeding the ₹1.5L request).</text:p>
              </text:list-item>
            </text:list>
          </text:list-item>
          <text:list-item>
            <text:p text:style-name="P12"><text:span text:style-name="T1">Tracking:</text:span> User manually enters "I bought these". The dashboard now tracks daily value using the daily closing price of the bond/gold.</text:p>
          </text:list-item>
        </text:list>
        <text:p text:style-name="Horizontal_20_Line"/>
        <text:h text:style-name="P1" text:outline-level="3">Next Step for You</text:h>
        <text:p text:style-name="P3">You have the raw code components from the previous file. To turn this into the Wealth System:</text:p>
        <text:p text:style-name="P4">Would you like me to generate the wealth_architect.py (Module 1) code?</text:p>
        <text:p text:style-name="P4">I can write the Python logic that takes capital, risk_level, and horizon as inputs and mathematically outputs the specific asset allocation percentages based on Indian Market standards.</text:p>
      </text:section>
      <text:p text:style-name="P3">This is the "Expansion Pack" for your <text:span text:style-name="T1">Fortress Wealth Engine</text:span>.</text:p>
      <text:section text:style-name="Sect1" text:name="model-response-message-contentr_b9676ebd534583b1">
        <text:p text:style-name="P3">While the first 5 modules focused on <text:span text:style-name="T1">Building &amp; Allocating</text:span> wealth, these next 5 modules focus on <text:span text:style-name="T1">Optimization, Protection, and Withdrawal</text:span>. This completes the ecosystem, turning it from a simple "Investment App" into a "Family Office" grade system for HNWIs (High Net Worth Individuals).</text:p>
        <text:p text:style-name="P3">Here are Modules 6–10, designed with high accuracy for the Indian financial context.</text:p>
        <text:p text:style-name="Horizontal_20_Line"/>
        <text:h text:style-name="P1" text:outline-level="3">Module 6: The "Tax Shield" (Tax Harvesting Engine)</text:h>
        <text:p text:style-name="P19">The Wealth Multiplier. It ensures the user keeps what they earn.</text:p>
        <text:list text:style-name="L10">
          <text:list-item>
            <text:p text:style-name="P13"><text:span text:style-name="T1">The Problem:</text:span> A 15% return becomes 10% if taxes (STCG/LTCG) are mismanaged.</text:p>
          </text:list-item>
          <text:list-item>
            <text:p text:style-name="P27">Core Logic (Indian Context):</text:p>
            <text:list>
              <text:list-item>
                <text:p text:style-name="P13"><text:span text:style-name="T1">LTCG Harvesting:</text:span> In India, ₹1.25 Lakh of Long Term Capital Gains (LTCG) from equity is <text:span text:style-name="T1">tax-free</text:span> every year. The system must track this.</text:p>
              </text:list-item>
              <text:list-item>
                <text:p text:style-name="P13"><text:span text:style-name="T1">Loss Harvesting:</text:span> If the user has a loss in "Stock A", the system suggests selling it to offset profits in "Stock B", reducing total tax liability.</text:p>
              </text:list-item>
            </text:list>
          </text:list-item>
          <text:list-item>
            <text:p text:style-name="P13"><text:span text:style-name="T1">Algorithm:</text:span> <text:span text:style-name="T1">FIFO (First-In-First-Out) Logic</text:span>.</text:p>
            <text:list>
              <text:list-item>
                <text:p text:style-name="P13"><text:soft-page-break/>It tracks every single "Buy" transaction date.</text:p>
              </text:list-item>
              <text:list-item>
                <text:p text:style-name="P36"><text:span text:style-name="T2">If </text:span><text:span text:style-name="Source_20_Text"><text:span text:style-name="T2">(Current Date - Buy Date) &gt; 365 days</text:span></text:span><text:span text:style-name="T2"> AND </text:span><text:span text:style-name="Source_20_Text"><text:span text:style-name="T2">Unrealized Profit &lt; ₹1.25L</text:span></text:span><text:span text:style-name="T2">, it triggers an alert: </text:span><text:span text:style-name="T5">"Sell and Re-buy immediately to reset your tax base at zero cost."</text:span></text:p>
              </text:list-item>
            </text:list>
          </text:list-item>
          <text:list-item>
            <text:p text:style-name="P36"><text:span text:style-name="T3">Tech Stack:</text:span><text:span text:style-name="T2"> Python (</text:span><text:span text:style-name="Source_20_Text"><text:span text:style-name="T2">pandas</text:span></text:span><text:span text:style-name="T2"> for date math), PostgreSQL (to store transaction lots).</text:span></text:p>
          </text:list-item>
          <text:list-item>
            <text:p text:style-name="P27">MVP Feature:</text:p>
            <text:list>
              <text:list-item>
                <text:p text:style-name="P13"><text:span text:style-name="T1">"Tax-Free Meter":</text:span> A progress bar showing how much of the ₹1.25L exemption has been used this year.</text:p>
              </text:list-item>
              <text:list-item>
                <text:p text:style-name="P13"><text:span text:style-name="T1">Action:</text:span> One-click report generation for CA filing.</text:p>
              </text:list-item>
            </text:list>
          </text:list-item>
        </text:list>
        <text:h text:style-name="P1" text:outline-level="3">Module 7: The "Realty Commander" (REITs &amp; Land)</text:h>
        <text:p text:style-name="P19">Addressing your request for "Land" and Real Estate.</text:p>
        <text:list text:style-name="L11">
          <text:list-item>
            <text:p text:style-name="P14"><text:span text:style-name="T1">The Problem:</text:span> Physical land is illiquid and hard to value.</text:p>
          </text:list-item>
          <text:list-item>
            <text:p text:style-name="P14"><text:span text:style-name="T1">The Solution:</text:span> A hybrid module managing both Physical Land (manual tracking) and <text:span text:style-name="T1">REITs (Real Estate Investment Trusts)</text:span> for liquid exposure.</text:p>
          </text:list-item>
          <text:list-item>
            <text:p text:style-name="P28">Core Logic:</text:p>
            <text:list>
              <text:list-item>
                <text:p text:style-name="P14"><text:span text:style-name="T1">Physical Land:</text:span> User enters "Bought at ₹50L in 2015". System applies local "Circle Rate" inflation or average City CAGR (e.g., 6%) to estimate current value.</text:p>
              </text:list-item>
              <text:list-item>
                <text:p text:style-name="P14"><text:span text:style-name="T1">REITs (Embassy, Mindspace, Nexus):</text:span> The system treats these as high-yield dividend assets (5-7% yields).</text:p>
              </text:list-item>
            </text:list>
          </text:list-item>
          <text:list-item>
            <text:p text:style-name="P14"><text:span text:style-name="T1">Algorithm:</text:span> <text:span text:style-name="T1">Rental Yield vs. Bond Yield Analyzer</text:span>.</text:p>
            <text:list>
              <text:list-item>
                <text:p text:style-name="P37"><text:span text:style-name="T2">It calculates: </text:span><text:span text:style-name="Source_20_Text"><text:span text:style-name="T2">(Monthly Rent * 12) / Property Value</text:span></text:span><text:span text:style-name="T2">.</text:span></text:p>
              </text:list-item>
              <text:list-item>
                <text:p text:style-name="P14">If Rental Yield (2.5%) &lt; Risk-Free Bond Rate (7%), it advises: <text:span text:style-name="T6">"Property is underperforming. Consider selling and moving to REITs/Bonds."</text:span></text:p>
              </text:list-item>
            </text:list>
          </text:list-item>
          <text:list-item>
            <text:p text:style-name="P14"><text:span text:style-name="T1">Tech Stack:</text:span> Simple Calculation Engine (Python), Web Scraper for REIT prices.</text:p>
          </text:list-item>
        </text:list>
        <text:h text:style-name="P1" text:outline-level="3">Module 8: The "Income Streamer" (SWP Engine)</text:h>
        <text:p text:style-name="P19">Addressing your specific request: "He wants 1.5L per year."</text:p>
        <text:list text:style-name="L12">
          <text:list-item>
            <text:p text:style-name="P15"><text:span text:style-name="T1">The Role:</text:span> This is the most critical module for your specific user case. It ensures cash flow without eating into the principal capital.</text:p>
          </text:list-item>
          <text:list-item>
            <text:p text:style-name="P29">Algorithm: The "Bucket Strategy" (3-Layer Waterfall)</text:p>
            <text:list>
              <text:list-item>
                <text:p text:style-name="P15"><text:soft-page-break/><text:span text:style-name="T1">Bucket 1 (Immediate Income):</text:span> Holds 1 Year of expenses (₹1.5L) in <text:span text:style-name="T1">Liquid Funds</text:span> or High-Yield Savings (Stable, Instant Access).</text:p>
              </text:list-item>
              <text:list-item>
                <text:p text:style-name="P15"><text:span text:style-name="T1">Bucket 2 (Stability):</text:span> Holds 5 Years of expenses in <text:span text:style-name="T1">Short-Duration Bonds/FDs</text:span> (Moderate Growth, Low Risk).</text:p>
              </text:list-item>
              <text:list-item>
                <text:p text:style-name="P15"><text:span text:style-name="T1">Bucket 3 (Growth):</text:span> The rest (₹80L+) stays in <text:span text:style-name="T1">Equity/Gold</text:span> to beat inflation.</text:p>
              </text:list-item>
            </text:list>
          </text:list-item>
          <text:list-item>
            <text:p text:style-name="P29">Automation:</text:p>
            <text:list>
              <text:list-item>
                <text:p text:style-name="P15">The system auto-alerts once a year: <text:span text:style-name="T6">"Transfer profits from Bucket 3 to Bucket 1 to refill your yearly allowance."</text:span></text:p>
              </text:list-item>
            </text:list>
          </text:list-item>
          <text:list-item>
            <text:p text:style-name="P29">MVP Feature:</text:p>
            <text:list>
              <text:list-item>
                <text:p text:style-name="P15"><text:span text:style-name="T1">"The Paycheck" Button:</text:span> The user sets "I need ₹12,500/month". The system highlights exactly which asset to sell to get this cash most efficiently (e.g., sell the asset that has the <text:span text:style-name="T6">least</text:span> tax impact).</text:p>
              </text:list-item>
            </text:list>
          </text:list-item>
        </text:list>
        <text:h text:style-name="P1" text:outline-level="3">Module 9: The "Global Hedge" (Gold &amp; Commodities)</text:h>
        <text:p text:style-name="P19">Addressing the "Commodity Market" requirement.</text:p>
        <text:list text:style-name="L13">
          <text:list-item>
            <text:p text:style-name="P16"><text:span text:style-name="T1">The Role:</text:span> Insurance against the Indian Rupee (INR) failing or crashing.</text:p>
          </text:list-item>
          <text:list-item>
            <text:p text:style-name="P16"><text:span text:style-name="T1">Core Logic:</text:span> <text:span text:style-name="T1">Correlation Matrix</text:span>.</text:p>
            <text:list>
              <text:list-item>
                <text:p text:style-name="P16">Gold/Silver often move <text:span text:style-name="T6">inversely</text:span> to the Stock Market.</text:p>
              </text:list-item>
              <text:list-item>
                <text:p text:style-name="P16">When the NIFTY index falls, Gold usually rises.</text:p>
              </text:list-item>
            </text:list>
          </text:list-item>
          <text:list-item>
            <text:p text:style-name="P30">Algorithm:</text:p>
            <text:list>
              <text:list-item>
                <text:p text:style-name="P16">The system monitors the <text:span text:style-name="T1">Portfolio Beta</text:span>. If the portfolio is too correlated to the stock market (Risk &gt; High), it forces a recommendation: <text:span text:style-name="T6">"Buy SGB (Sovereign Gold Bond) or Gold ETFs to stabilize."</text:span></text:p>
              </text:list-item>
              <text:list-item>
                <text:p text:style-name="P16"><text:span text:style-name="T1">SGB Tracking:</text:span> Specific logic for SGBs, tracking their 2.5% extra interest payout dates.</text:p>
              </text:list-item>
            </text:list>
          </text:list-item>
          <text:list-item>
            <text:p text:style-name="P38"><text:span text:style-name="T3">Tech Stack:</text:span><text:span text:style-name="T2"> </text:span><text:span text:style-name="Source_20_Text"><text:span text:style-name="T2">yfinance</text:span></text:span><text:span text:style-name="T2"> for Gold prices (XAU/USD converted to INR).</text:span></text:p>
          </text:list-item>
        </text:list>
        <text:h text:style-name="P1" text:outline-level="3">Module 10: The "Sentinel" (Risk Watchtower)</text:h>
        <text:p text:style-name="P19">The "High Security" Guardian.</text:p>
        <text:list text:style-name="L14">
          <text:list-item>
            <text:p text:style-name="P17"><text:span text:style-name="T1">The Problem:</text:span> A "Secure" Bond can become "Risky" overnight if the company fails (e.g., DHFL crisis).</text:p>
          </text:list-item>
          <text:list-item>
            <text:p text:style-name="P17"><text:span text:style-name="T1">The Solution:</text:span> An active monitoring system that scrapes credit ratings.</text:p>
          </text:list-item>
          <text:list-item>
            <text:p text:style-name="P31"><text:soft-page-break/>Core Logic:</text:p>
            <text:list>
              <text:list-item>
                <text:p text:style-name="P17"><text:span text:style-name="T1">Credit Watch:</text:span> Scrapes news/rating agency sites (CRISIL, ICRA, CARE) for the user's bond holdings.</text:p>
              </text:list-item>
              <text:list-item>
                <text:p text:style-name="P17"><text:span text:style-name="T1">Trigger:</text:span> If a holding is downgraded from <text:span text:style-name="T1">AAA</text:span> to <text:span text:style-name="T1">AA</text:span>, the system sends a <text:span text:style-name="T1">Critical Push Notification</text:span>: <text:span text:style-name="T6">"Security Alert: REC Bond downgraded. Risk profile increased. Recommend Review."</text:span></text:p>
              </text:list-item>
            </text:list>
          </text:list-item>
          <text:list-item>
            <text:p text:style-name="P17"><text:span text:style-name="T1">Stop-Loss Logic:</text:span> For "High Risk" equity portfolios, if a stock falls 15% from the buy price, the Sentinel flags it for immediate review to prevent total loss.</text:p>
          </text:list-item>
          <text:list-item>
            <text:p text:style-name="P39"><text:span text:style-name="T3">Tech Stack:</text:span><text:span text:style-name="T2"> Python Scrapers (</text:span><text:span text:style-name="Source_20_Text"><text:span text:style-name="T2">BeautifulSoup</text:span></text:span><text:span text:style-name="T2">), FCM (Firebase Cloud Messaging) for Push Notifications.</text:span></text:p>
          </text:list-item>
        </text:list>
        <text:p text:style-name="Horizontal_20_Line"/>
        <text:h text:style-name="P1" text:outline-level="3">Summary: The Full 10-Module Ecosystem</text:h>
        <text:p text:style-name="P3">Here is how the flow works for your user with ₹<text:span text:style-name="T1">1 Cr wanting ₹1.5L/year</text:span>:</text:p>
        <text:list text:style-name="L15">
          <text:list-item>
            <text:p text:style-name="P18"><text:span text:style-name="T1">Wealth Architect (Mod 1):</text:span> Allocates the capital. Since the requirement (1.5%) is low, it puts 95% in Safe Bonds/G-Secs.</text:p>
          </text:list-item>
          <text:list-item>
            <text:p text:style-name="P18"><text:span text:style-name="T1">Bond Scanner (Mod 2):</text:span> Selects the specific "Government of India 2034" bonds.</text:p>
          </text:list-item>
          <text:list-item>
            <text:p text:style-name="P18"><text:span text:style-name="T1">Income Streamer (Mod 8):</text:span> Sets up a "Payout Schedule" to release ₹12,500/month to the user's bank account from the interest.</text:p>
          </text:list-item>
          <text:list-item>
            <text:p text:style-name="P18"><text:span text:style-name="T1">Tax Shield (Mod 6):</text:span> Ensures this interest income is structured efficiently.</text:p>
          </text:list-item>
          <text:list-item>
            <text:p text:style-name="P42"><text:span text:style-name="T3">Sentinel (Mod 10):</text:span><text:span text:style-name="T2"> Watches the bonds 24/7 to ensure the Government/PSU rating stays stable.</text:span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5:37:32.786196901</meta:creation-date>
    <dc:date>2025-12-24T15:39:58.367708508</dc:date>
    <meta:editing-duration>PT2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8" meta:paragraph-count="155" meta:word-count="1963" meta:character-count="12093" meta:non-whitespace-character-count="10401"/>
  </office:meta>
</office:document-meta>
</file>